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plog</text:p>
          </table:table-cell>
          <table:table-cell office:value-type="float" office:value="0.082568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plog</text:p>
          </table:table-cell>
          <table:table-cell office:value-type="float" office:value="0.10826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plog</text:p>
          </table:table-cell>
          <table:table-cell office:value-type="float" office:value="0.1104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727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plog</text:p>
          </table:table-cell>
          <table:table-cell office:value-type="float" office:value="0.07326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plog</text:p>
          </table:table-cell>
          <table:table-cell office:value-type="float" office:value="0.1386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7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53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plog</text:p>
          </table:table-cell>
          <table:table-cell office:value-type="float" office:value="0.88283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45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3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plog</text:p>
          </table:table-cell>
          <table:table-cell office:value-type="float" office:value="0.12566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668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plog</text:p>
          </table:table-cell>
          <table:table-cell office:value-type="float" office:value="0.47266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42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496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plog</text:p>
          </table:table-cell>
          <table:table-cell office:value-type="float" office:value="14.759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24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plog</text:p>
          </table:table-cell>
          <table:table-cell office:value-type="float" office:value="699.91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066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17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plog</text:p>
          </table:table-cell>
          <table:table-cell office:value-type="float" office:value="0.1389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8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97161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plog</text:p>
          </table:table-cell>
          <table:table-cell office:value-type="float" office:value="3.5448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61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4948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plog</text:p>
          </table:table-cell>
          <table:table-cell office:value-type="float" office:value="331.64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75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9959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1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5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plog</text:p>
          </table:table-cell>
          <table:table-cell office:value-type="float" office:value="0.29742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9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65275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plog</text:p>
          </table:table-cell>
          <table:table-cell office:value-type="float" office:value="31.80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6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42585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8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22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plog</text:p>
          </table:table-cell>
          <table:table-cell office:value-type="float" office:value="0.93605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44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1794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plog</text:p>
          </table:table-cell>
          <table:table-cell office:value-type="float" office:value="281.80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75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802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2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7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89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8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88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plog</text:p>
          </table:table-cell>
          <table:table-cell office:value-type="float" office:value="3.6866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61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97357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0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15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8320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82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93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99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